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to <text:s/>Everyone</text:p>
      <text:p text:style-name="Standard">https://spring.io/tools</text:p>
      <text:p text:style-name="Standard">https://mvnrepository.com/</text:p>
      <text:p text:style-name="Standard">https://mvnrepository.com/artifact/org.projectlombok/lombok/1.18.26</text:p>
      <text:p text:style-name="Standard">https://www.postman.com/</text:p>
      <text:p text:style-name="Standard"><text:a xlink:type="simple" xlink:href="https://docs.docker.com/desktop/install/mac-install/" text:style-name="Internet_20_link" text:visited-style-name="Visited_20_Internet_20_Link">https://docs.docker.com/desktop/install/mac-install/</text:a></text:p>
      <text:p text:style-name="Standard">https://docs.docker.com/get-docker/</text:p>
      <text:p text:style-name="Standard">https://nodejs.org/en/downloa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8:36:10.955000000</meta:creation-date>
    <dc:date>2023-05-30T19:18:39.162000000</dc:date>
    <meta:editing-duration>PT56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8" meta:word-count="9" meta:character-count="271" meta:non-whitespace-character-count="267"/>
  </office:meta>
</office:document-meta>
</file>